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1042in" table:align="left"/>
    </style:style>
    <style:style style:name="Table1.A" style:family="table-column">
      <style:table-column-properties style:column-width="1.4056in"/>
    </style:style>
    <style:style style:name="Table1.B" style:family="table-column">
      <style:table-column-properties style:column-width="4.6986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text-properties officeooo:rsid="0011fc21" officeooo:paragraph-rsid="0011fc21"/>
    </style:style>
    <style:style style:name="P2" style:family="paragraph" style:parent-style-name="Standard">
      <style:text-properties officeooo:rsid="001485dc" officeooo:paragraph-rsid="001485dc"/>
    </style:style>
    <style:style style:name="P3" style:family="paragraph" style:parent-style-name="Standard">
      <style:text-properties officeooo:rsid="0015ab1d" officeooo:paragraph-rsid="0015ab1d"/>
    </style:style>
    <style:style style:name="P4" style:family="paragraph" style:parent-style-name="Standard">
      <style:text-properties officeooo:rsid="0016d6ec" officeooo:paragraph-rsid="0016d6ec"/>
    </style:style>
    <style:style style:name="P5" style:family="paragraph" style:parent-style-name="Standard">
      <style:text-properties fo:font-style="italic" officeooo:rsid="0016d6ec" officeooo:paragraph-rsid="0016d6ec" style:font-style-asian="italic" style:font-style-complex="italic"/>
    </style:style>
    <style:style style:name="P6" style:family="paragraph" style:parent-style-name="Standard">
      <style:text-properties officeooo:rsid="00173e3e" officeooo:paragraph-rsid="00173e3e"/>
    </style:style>
    <style:style style:name="T1" style:family="text">
      <style:text-properties officeooo:rsid="00188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text:h>
      <text:p text:style-name="P1">Port 0 = internal configuration port</text:p>
      <text:p text:style-name="P1">Port 1 = external port</text:p>
      <text:p text:style-name="P1">Port 2 = external port</text:p>
      <text:p text:style-name="P1">Port 3 = USB</text:p>
      <text:p text:style-name="P1"/>
      <text:h text:style-name="Heading_20_2" text:outline-level="2">Router mode</text:h>
      <text:p text:style-name="P1">first byte of each packet is used to determine the destination of the packet</text:p>
      <text:p text:style-name="P1">see the “SpaceWire Configuration library software manual”</text:p>
      <text:h text:style-name="Heading_20_2" text:outline-level="2">Node mode</text:h>
      <text:p text:style-name="P1">all data received from SpaceWire ports is route<text:span text:style-name="T1">d</text:span> to port 3</text:p>
      <text:p text:style-name="P1">the first byte of the packet is still use to address the port that the packet is to be sent out of</text:p>
      <text:h text:style-name="Heading_20_2" text:outline-level="2">Network mode and Header mode</text:h>
      <text:p text:style-name="P2">The Network mode allows to send TCP/IP packets over the SpaceWire network. When writing packets using the SpaceWire USBAPI, it is normally necessary to disable bit Network and Header modes. The Header mode is OFF by default.</text:p>
      <text:p text:style-name="P2"/>
      <text:p text:style-name="P2">void USBSpaceWire_EnableNetworkMode(star_device_handle hDevice, char bEnable);</text:p>
      <text:h text:style-name="Heading_20_1" text:outline-level="1">RMAP Configuration</text:h>
      <text:p text:style-name="P3">The use of RMAP must be specifically enabled by calling CFGSpaceWire_EnableRMAP. Note that calling this function just affects the operations performed by the Configuration Library and does not affect the packets sent and received using the driver API.</text:p>
      <text:p text:style-name="P3">To configure a device connected to the PC by USB the path is 0, 254 and the return path is 254.</text:p>
      <text:p text:style-name="P3">The destination key should always be 0x20 (32 decimal) for STAR-Dundee devices.</text:p>
      <text:p text:style-name="P4">The Remote Memory Access Protocol (RMAP) must be used when configuring all STAR-Dundee</text:p>
      <text:p text:style-name="P4">devices purchased since 2006.</text:p>
      <text:p text:style-name="P4">Configuration with RMAP must be enabled, which will cause all configuration operations to be sent as RMAP packets. This does not affect other packets sent using the USB API.</text:p>
      <text:p text:style-name="P4"/>
      <text:p text:style-name="P5">Int CFGSpaceWire_SetAsInterface(star_device_handle hDevice, char bEnabled, char bAddIdentifier);</text:p>
      <text:p text:style-name="P4"/>
      <text:p text:style-name="P4">This function enables or disables the device as an interface. When enabled as an interface all packets received into the device on the SpaceWire links will be routed out of the external port, the USB port on the SpaceWire USB devices. If not enabled as an interface the device will act as a router, routing packets based on the first byte.</text:p>
      <text:p text:style-name="P4"/>
      <text:p text:style-name="P6">In order to receive packets on a particular star_device_handle, that star_device_handle must first register to receive packets on a particular port, or on all ports. This can be achieved by calling</text:p>
      <text:p text:style-name="P6"/>
      <text:p text:style-name="P6">USBSpaceWire_RegisterReceiveOnPort()</text:p>
      <text:p text:style-name="P6"/>
      <text:p text:style-name="P6"><text:soft-page-break/>to receive on a specific port, or</text:p>
      <text:p text:style-name="P6"/>
      <text:p text:style-name="P6">USBSpaceWire_RegisterReceiveOnAllPorts() </text:p>
      <text:p text:style-name="P6"/>
      <text:p text:style-name="P6">to receive on all ports. A port in these functions refers to the first byte of the packet received. This can be useful for receiving from a specific link from a SpaceWire USB Device, as these devices can be set to operate as interfaces, adding a byte containing the link number on which each packet is received to the front of packets.</text:p>
      <text:p text:style-name="P6"/>
      <text:p text:style-name="P6"/>
      <table:table table:name="Table1" table:style-name="Table1">
        <table:table-column table:style-name="Table1.A"/>
        <table:table-column table:style-name="Table1.B"/>
        <table:table-row>
          <table:table-cell table:style-name="Table1.A1" office:value-type="string">
            <text:p text:style-name="Table_20_Contents"><text:span text:style-name="Strong_20_Emphasis">Address Range</text:span></text:p>
          </table:table-cell>
          <table:table-cell table:style-name="Table1.B1" office:value-type="string">
            <text:p text:style-name="Table_20_Contents"><text:span text:style-name="Strong_20_Emphasis">Function</text:span></text:p>
          </table:table-cell>
        </table:table-row>
        <table:table-row>
          <table:table-cell table:style-name="Table1.A2" office:value-type="string">
            <text:p text:style-name="Table_20_Contents">0</text:p>
          </table:table-cell>
          <table:table-cell table:style-name="Table1.B2" office:value-type="string">
            <text:p text:style-name="Table_20_Contents">Internal Configuration Port</text:p>
          </table:table-cell>
        </table:table-row>
        <table:table-row>
          <table:table-cell table:style-name="Table1.A2" office:value-type="string">
            <text:p text:style-name="Table_20_Contents">1-31 (01-1F hex)</text:p>
          </table:table-cell>
          <table:table-cell table:style-name="Table1.B2" office:value-type="string">
            <text:p text:style-name="Table_20_Contents">Physical Output Ports</text:p>
          </table:table-cell>
        </table:table-row>
        <table:table-row>
          <table:table-cell table:style-name="Table1.A2" office:value-type="string">
            <text:p text:style-name="Table_20_Contents">32-254 (20-FE hex)</text:p>
          </table:table-cell>
          <table:table-cell table:style-name="Table1.B2" office:value-type="string">
            <text:p text:style-name="Table_20_Contents">Logical Addresses, which are mapped on to the physical output ports.</text:p>
          </table:table-cell>
        </table:table-row>
        <table:table-row>
          <table:table-cell table:style-name="Table1.A2" office:value-type="string">
            <text:p text:style-name="Table_20_Contents">255 (FF hex)</text:p>
          </table:table-cell>
          <table:table-cell table:style-name="Table1.B2" office:value-type="string">
            <text:p text:style-name="Table_20_Contents">Reserved</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eta:initial-creator>
    <meta:creation-date>2014-09-25T06:58:01.022469658</meta:creation-date>
    <dc:date>2014-09-25T11:13:55.418835330</dc:date>
    <dc:creator>paul </dc:creator>
    <meta:editing-duration>PT4H9M50S</meta:editing-duration>
    <meta:editing-cycles>7</meta:editing-cycles>
    <meta:generator>LibreOffice/4.2.6.2$Linux_X86_64 LibreOffice_project/420$Build-2</meta:generator>
    <meta:document-statistic meta:table-count="1" meta:image-count="0" meta:object-count="0" meta:page-count="2" meta:paragraph-count="38" meta:word-count="446" meta:character-count="2763" meta:non-whitespace-character-count="2329"/>
  </office:meta>
</office:document-meta>
</file>